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" style:family="paragraph" style:parent-style-name="Standard" style:list-style-name="">
      <style:paragraph-properties style:text-autospace="none"/>
    </style:style>
    <style:style style:name="T1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課題1</text:p>
      <text:p text:style-name="Standard"/>
      <text:p text:style-name="Standard">■コード</text:p>
      <text:p text:style-name="Standard">#include &lt;stdio.h&gt;</text:p>
      <text:p text:style-name="Standard">#include &lt;stdlib.h&gt;</text:p>
      <text:p text:style-name="Standard"/>
      <text:p text:style-name="Standard">typedef struct {</text:p>
      <text:p text:style-name="Standard"><text:tab/>char name[20];</text:p>
      <text:p text:style-name="Standard"><text:tab/>int age;</text:p>
      <text:p text:style-name="Standard">} Card;</text:p>
      <text:p text:style-name="Standard"/>
      <text:p text:style-name="Standard">typedef struct _node{</text:p>
      <text:p text:style-name="Standard"><text:tab/>Card card;</text:p>
      <text:p text:style-name="Standard"><text:tab/>struct _node *next;</text:p>
      <text:p text:style-name="Standard">} Node;</text:p>
      <text:p text:style-name="Standard"/>
      <text:p text:style-name="Standard">Node *mallocNode(void){</text:p>
      <text:p text:style-name="Standard"><text:tab/>return((Node *)malloc(sizeof(Node)));</text:p>
      <text:p text:style-name="Standard">}</text:p>
      <text:p text:style-name="Standard"/>
      <text:p text:style-name="Standard">void setNode(Node *n, Card x, Node *next){</text:p>
      <text:p text:style-name="Standard"><text:tab/>n-&gt;card =x;</text:p>
      <text:p text:style-name="Standard"><text:tab/>n-&gt;next = next;</text:p>
      <text:p text:style-name="Standard">}</text:p>
      <text:p text:style-name="Standard"/>
      <text:p text:style-name="Standard">void insertFront( Node **root, Card x){</text:p>
      <text:p text:style-name="Standard"><text:s/>//ポインタのポインタを受け取る</text:p>
      <text:p text:style-name="Standard"><text:tab/>Node *ptr = (*root);</text:p>
      <text:p text:style-name="Standard"/>
      <text:p text:style-name="Standard"><text:tab/>(*root) = mallocNode();</text:p>
      <text:p text:style-name="Standard"><text:tab/>setNode( (*root), x, ptr);</text:p>
      <text:p text:style-name="Standard">}</text:p>
      <text:p text:style-name="Standard"/>
      <text:p text:style-name="Standard">void insertRear(Node **root, Card x){</text:p>
      <text:p text:style-name="Standard"><text:tab/>Node *ptr = (*root);</text:p>
      <text:p text:style-name="Standard"/>
      <text:p text:style-name="Standard"><text:tab/>if((*root)==NULL)</text:p>
      <text:p text:style-name="Standard"><text:tab/><text:tab/>insertFront( &amp;(*root), x);</text:p>
      <text:p text:style-name="Standard"><text:tab/>else{</text:p>
      <text:p text:style-name="Standard"><text:tab/><text:tab/>while (ptr-&gt;next != NULL)</text:p>
      <text:p text:style-name="Standard"><text:tab/><text:tab/><text:tab/>ptr = ptr-&gt;next;</text:p>
      <text:p text:style-name="Standard"><text:tab/><text:tab/>ptr-&gt;next= mallocNode();</text:p>
      <text:p text:style-name="Standard"><text:tab/><text:tab/>setNode(ptr-&gt;next, x, NULL);</text:p>
      <text:p text:style-name="Standard"><text:tab/>}</text:p>
      <text:p text:style-name="Standard">}</text:p>
      <text:p text:style-name="Standard"/>
      <text:p text:style-name="Standard">void removeFront(Node **root){</text:p>
      <text:p text:style-name="Standard"><text:tab/>Node *ptr;</text:p>
      <text:p text:style-name="Standard"><text:tab/>if( (*root) != NULL)</text:p>
      <text:p text:style-name="Standard"><text:tab/><text:tab/>ptr = (*root)-&gt;next;</text:p>
      <text:p text:style-name="Standard"/>
      <text:p text:style-name="Standard"><text:soft-page-break/><text:tab/>free( (*root) );</text:p>
      <text:p text:style-name="Standard"><text:tab/>(*root) = ptr;</text:p>
      <text:p text:style-name="Standard">}</text:p>
      <text:p text:style-name="Standard"/>
      <text:p text:style-name="Standard">void removeRear( Node **root){</text:p>
      <text:p text:style-name="Standard"><text:tab/>Node *ptr, *pre;</text:p>
      <text:p text:style-name="Standard"/>
      <text:p text:style-name="Standard"><text:tab/>if((*root) != NULL){</text:p>
      <text:p text:style-name="Standard"><text:tab/><text:tab/>if((*root)-&gt;next == NULL ){</text:p>
      <text:p text:style-name="Standard"><text:tab/><text:tab/><text:tab/>removeFront(&amp;(*root));</text:p>
      <text:p text:style-name="Standard"><text:tab/><text:tab/>}else{</text:p>
      <text:p text:style-name="Standard"><text:tab/><text:tab/><text:tab/>ptr = (*root);</text:p>
      <text:p text:style-name="Standard"><text:tab/><text:tab/><text:tab/>while(ptr-&gt;next != NULL){</text:p>
      <text:p text:style-name="Standard"><text:tab/><text:tab/><text:tab/><text:tab/>pre = ptr;</text:p>
      <text:p text:style-name="Standard"><text:tab/><text:tab/><text:tab/><text:tab/>ptr = ptr-&gt;next;</text:p>
      <text:p text:style-name="Standard"><text:tab/><text:tab/><text:tab/>}</text:p>
      <text:p text:style-name="Standard"><text:tab/><text:tab/><text:tab/>pre-&gt;next = NULL;</text:p>
      <text:p text:style-name="Standard"><text:tab/><text:tab/><text:tab/>free( ptr );</text:p>
      <text:p text:style-name="Standard"><text:tab/><text:tab/>}</text:p>
      <text:p text:style-name="Standard"><text:tab/>}</text:p>
      <text:p text:style-name="Standard"><text:tab/></text:p>
      <text:p text:style-name="Standard">}</text:p>
      <text:p text:style-name="Standard"/>
      <text:p text:style-name="Standard">void printNodeAndNumber(int number,Card x){</text:p>
      <text:p text:style-name="Standard"><text:tab/>printf("(%2d) %20s %2d\n", number, x.name, x.age);</text:p>
      <text:p text:style-name="Standard">}</text:p>
      <text:p text:style-name="Standard"/>
      <text:p text:style-name="Standard">int main(){</text:p>
      <text:p text:style-name="Standard">Card card;</text:p>
      <text:p text:style-name="Standard">Node *root = NULL, *ptr;</text:p>
      <text:p text:style-name="Standard">int number;</text:p>
      <text:p text:style-name="Standard"/>
      <text:p text:style-name="Standard">while(scanf("%s %d", card.name, &amp;card.age) != EOF){</text:p>
      <text:p text:style-name="Standard"><text:tab/>insertRear ( &amp;root,card);</text:p>
      <text:p text:style-name="Standard"/>
      <text:p text:style-name="Standard"><text:tab/>ptr = root;</text:p>
      <text:p text:style-name="Standard"><text:tab/>number = 0;</text:p>
      <text:p text:style-name="Standard"><text:tab/>while (ptr != NULL){</text:p>
      <text:p text:style-name="Standard"><text:tab/><text:tab/>number++;</text:p>
      <text:p text:style-name="Standard"><text:tab/><text:tab/>printNodeAndNumber(number, ptr-&gt;card);</text:p>
      <text:p text:style-name="Standard"><text:tab/><text:tab/>ptr = ptr-&gt;next;</text:p>
      <text:p text:style-name="Standard"><text:tab/>}</text:p>
      <text:p text:style-name="Standard"><text:tab/>printf("\n");</text:p>
      <text:p text:style-name="Standard">}</text:p>
      <text:p text:style-name="Standard"/>
      <text:p text:style-name="Standard">while(root != NULL)</text:p>
      <text:p text:style-name="Standard"><text:tab/>removeFront(&amp;root);</text:p>
      <text:p text:style-name="Standard"/>
      <text:p text:style-name="Standard"><text:tab/>return 0;</text:p>
      <text:p text:style-name="Standard">}</text:p>
      <text:p text:style-name="Standard"/>
      <text:p text:style-name="Standard"/>
      <text:p text:style-name="Standard"><text:soft-page-break/>■結果</text:p>
      <text:p text:style-name="Standard">$./a.out &lt; input.dat</text:p>
      <text:p text:style-name="P1">( 1) <text:s text:c="11"/>Takahashi 21</text:p>
      <text:p text:style-name="P1"/>
      <text:p text:style-name="P1">( 1) <text:s text:c="11"/>Takahashi 21</text:p>
      <text:p text:style-name="P1">( 2) <text:s text:c="11"/>Kobayashi 19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>( 4) <text:s text:c="12"/>Sugimoto 21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>( 4) <text:s text:c="12"/>Sugimoto 21</text:p>
      <text:p text:style-name="P1">( 5) <text:s text:c="15"/>Sawai 19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>( 4) <text:s text:c="12"/>Sugimoto 21</text:p>
      <text:p text:style-name="P1">( 5) <text:s text:c="15"/>Sawai 19</text:p>
      <text:p text:style-name="P1">( 6) <text:s text:c="16"/>Itou 20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>( 4) <text:s text:c="12"/>Sugimoto 21</text:p>
      <text:p text:style-name="P1">( 5) <text:s text:c="15"/>Sawai 19</text:p>
      <text:p text:style-name="P1">( 6) <text:s text:c="16"/>Itou 20</text:p>
      <text:p text:style-name="P1">( 7) <text:s text:c="15"/>Kawai 22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>( 4) <text:s text:c="12"/>Sugimoto 21</text:p>
      <text:p text:style-name="P1">( 5) <text:s text:c="15"/>Sawai 19</text:p>
      <text:p text:style-name="P1">( 6) <text:s text:c="16"/>Itou 20</text:p>
      <text:p text:style-name="P1">( 7) <text:s text:c="15"/>Kawai 22</text:p>
      <text:p text:style-name="P1">( 8) <text:s text:c="12"/>Ishikura 21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><text:soft-page-break/>( 4) <text:s text:c="12"/>Sugimoto 21</text:p>
      <text:p text:style-name="P1">( 5) <text:s text:c="15"/>Sawai 19</text:p>
      <text:p text:style-name="P1">( 6) <text:s text:c="16"/>Itou 20</text:p>
      <text:p text:style-name="P1">( 7) <text:s text:c="15"/>Kawai 22</text:p>
      <text:p text:style-name="P1">( 8) <text:s text:c="12"/>Ishikura 21</text:p>
      <text:p text:style-name="P1">( 9) <text:s text:c="17"/>Oda 25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>( 4) <text:s text:c="12"/>Sugimoto 21</text:p>
      <text:p text:style-name="P1">( 5) <text:s text:c="15"/>Sawai 19</text:p>
      <text:p text:style-name="P1">( 6) <text:s text:c="16"/>Itou 20</text:p>
      <text:p text:style-name="P1">( 7) <text:s text:c="15"/>Kawai 22</text:p>
      <text:p text:style-name="P1">( 8) <text:s text:c="12"/>Ishikura 21</text:p>
      <text:p text:style-name="P1">( 9) <text:s text:c="17"/>Oda 25</text:p>
      <text:p text:style-name="P1">(10) <text:s text:c="12"/>Nakamura 21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課題2</text:p>
      <text:p text:style-name="Standard"/>
      <text:p text:style-name="Standard">■ソース</text:p>
      <text:p text:style-name="Standard">#include &lt;stdio.h&gt;</text:p>
      <text:p text:style-name="Standard">#include &lt;stdlib.h&gt;</text:p>
      <text:p text:style-name="Standard">#include &lt;string.h&gt;</text:p>
      <text:p text:style-name="Standard"/>
      <text:p text:style-name="Standard">typedef struct {</text:p>
      <text:p text:style-name="Standard"><text:tab/>char name[20];</text:p>
      <text:p text:style-name="Standard"><text:tab/>int age;</text:p>
      <text:p text:style-name="Standard">} Card;</text:p>
      <text:p text:style-name="Standard"/>
      <text:p text:style-name="Standard">typedef struct _node{</text:p>
      <text:p text:style-name="Standard"><text:tab/>Card card;</text:p>
      <text:p text:style-name="Standard"><text:tab/>struct _node *next;</text:p>
      <text:p text:style-name="Standard">} Node;</text:p>
      <text:p text:style-name="Standard"/>
      <text:p text:style-name="Standard">Node *mallocNode(void){</text:p>
      <text:p text:style-name="Standard"><text:tab/>return((Node *)malloc(sizeof(Node)));</text:p>
      <text:p text:style-name="Standard">}</text:p>
      <text:p text:style-name="Standard"/>
      <text:p text:style-name="Standard">void setNode(Node *n, Card x, Node *next){</text:p>
      <text:p text:style-name="Standard"><text:tab/>n-&gt;card =x;</text:p>
      <text:p text:style-name="Standard"><text:tab/>n-&gt;next = next;</text:p>
      <text:p text:style-name="Standard">}</text:p>
      <text:p text:style-name="Standard"/>
      <text:p text:style-name="Standard">void insertFront(Node **root, Card x){</text:p>
      <text:p text:style-name="Standard"><text:tab/>Node *ptr = (*root);</text:p>
      <text:p text:style-name="Standard"/>
      <text:p text:style-name="Standard"><text:tab/>(*root) = mallocNode();</text:p>
      <text:p text:style-name="Standard"><text:tab/>setNode( (*root), x, ptr);</text:p>
      <text:p text:style-name="Standard">}</text:p>
      <text:p text:style-name="Standard"/>
      <text:p text:style-name="Standard">void insertRear(Node **root, Card x){</text:p>
      <text:p text:style-name="Standard"><text:tab/>Node *ptr = (*root);</text:p>
      <text:p text:style-name="Standard"/>
      <text:p text:style-name="Standard"><text:tab/>if((*root)==NULL)</text:p>
      <text:p text:style-name="Standard"><text:tab/><text:tab/>insertFront( &amp;(*root), x);</text:p>
      <text:p text:style-name="Standard"><text:tab/>else{</text:p>
      <text:p text:style-name="Standard"><text:tab/><text:tab/>while (ptr-&gt;next != NULL)</text:p>
      <text:p text:style-name="Standard"><text:tab/><text:tab/><text:tab/>ptr = ptr-&gt;next;</text:p>
      <text:p text:style-name="Standard"><text:tab/><text:tab/>ptr-&gt;next= mallocNode();</text:p>
      <text:p text:style-name="Standard"><text:tab/><text:tab/>setNode(ptr-&gt;next, x, NULL);</text:p>
      <text:p text:style-name="Standard"><text:tab/>}</text:p>
      <text:p text:style-name="Standard">}</text:p>
      <text:p text:style-name="Standard"/>
      <text:p text:style-name="Standard">void removeFront(Node **root){</text:p>
      <text:p text:style-name="Standard"><text:tab/>Node *ptr;</text:p>
      <text:p text:style-name="Standard"><text:tab/>if( (*root) != NULL)</text:p>
      <text:p text:style-name="Standard"><text:tab/><text:tab/>ptr = (*root)-&gt;next;</text:p>
      <text:p text:style-name="Standard"/>
      <text:p text:style-name="Standard"><text:tab/>free( (*root) );</text:p>
      <text:p text:style-name="Standard"><text:soft-page-break/><text:tab/>(*root) = ptr;</text:p>
      <text:p text:style-name="Standard">}</text:p>
      <text:p text:style-name="Standard"/>
      <text:p text:style-name="Standard"/>
      <text:p text:style-name="Standard">//&amp;rootをわたされる</text:p>
      <text:p text:style-name="Standard">void removeRear( Node **root){</text:p>
      <text:p text:style-name="Standard"><text:tab/>Node *ptr, *pre;</text:p>
      <text:p text:style-name="Standard"><text:tab/>if((*root) != NULL){</text:p>
      <text:p text:style-name="Standard"><text:tab/><text:tab/>if((*root)-&gt;next == NULL ){</text:p>
      <text:p text:style-name="Standard"><text:tab/><text:tab/><text:tab/>removeFront(&amp;(*root));</text:p>
      <text:p text:style-name="Standard"><text:tab/><text:tab/>}else{</text:p>
      <text:p text:style-name="Standard"><text:tab/><text:tab/><text:tab/>ptr = (*root);</text:p>
      <text:p text:style-name="Standard"><text:tab/><text:tab/><text:tab/>while(ptr-&gt;next != NULL){</text:p>
      <text:p text:style-name="Standard"><text:tab/><text:tab/><text:tab/><text:tab/>pre = ptr;</text:p>
      <text:p text:style-name="Standard"><text:tab/><text:tab/><text:tab/><text:tab/>ptr = ptr-&gt;next;</text:p>
      <text:p text:style-name="Standard"><text:tab/><text:tab/><text:tab/>}</text:p>
      <text:p text:style-name="Standard"><text:tab/><text:tab/><text:tab/>pre-&gt;next = NULL;</text:p>
      <text:p text:style-name="Standard"><text:tab/><text:tab/><text:tab/>free( ptr );</text:p>
      <text:p text:style-name="Standard"><text:tab/><text:tab/>}</text:p>
      <text:p text:style-name="Standard"><text:tab/>}</text:p>
      <text:p text:style-name="Standard"><text:tab/></text:p>
      <text:p text:style-name="Standard">}</text:p>
      <text:p text:style-name="Standard"/>
      <text:p text:style-name="Standard">void removeByAge(int age, Node **root){</text:p>
      <text:p text:style-name="Standard"><text:tab/>Node *ptr;</text:p>
      <text:p text:style-name="Standard"><text:tab/>ptr = (*root);</text:p>
      <text:p text:style-name="Standard"><text:tab/>if(ptr-&gt;card.age == age){</text:p>
      <text:p text:style-name="Standard"><text:tab/><text:tab/>(*root) = ptr-&gt;next;</text:p>
      <text:p text:style-name="Standard"><text:tab/>}</text:p>
      <text:p text:style-name="Standard"><text:tab/>while(ptr-&gt;next != NULL){</text:p>
      <text:p text:style-name="Standard"><text:tab/><text:tab/>if(ptr-&gt;next-&gt;card.age == age){</text:p>
      <text:p text:style-name="Standard"><text:tab/><text:tab/><text:tab/>ptr-&gt;next = ptr-&gt;next-&gt;next;</text:p>
      <text:p text:style-name="Standard"><text:tab/><text:tab/>}</text:p>
      <text:p text:style-name="Standard"><text:tab/><text:tab/>else{</text:p>
      <text:p text:style-name="Standard"><text:tab/><text:tab/><text:tab/>ptr = ptr-&gt;next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/>
      <text:p text:style-name="Standard">void printNodeAndNumber(int number,Card x){</text:p>
      <text:p text:style-name="Standard"><text:tab/>printf("(%2d) %20s %2d\n", number, x.name, x.age);</text:p>
      <text:p text:style-name="Standard">}</text:p>
      <text:p text:style-name="Standard"/>
      <text:p text:style-name="Standard"/>
      <text:p text:style-name="Standard">int main(){</text:p>
      <text:p text:style-name="Standard">Card card;</text:p>
      <text:p text:style-name="Standard">Node *root = NULL, *ptr;</text:p>
      <text:p text:style-name="Standard">int number;</text:p>
      <text:p text:style-name="Standard"/>
      <text:p text:style-name="Standard">while(scanf("%s %d", card.name, &amp;card.age) != EOF){</text:p>
      <text:p text:style-name="Standard"/>
      <text:p text:style-name="Standard"><text:soft-page-break/><text:tab/>if(strcmp(card.name,"End")==0)break;</text:p>
      <text:p text:style-name="Standard"><text:tab/></text:p>
      <text:p text:style-name="Standard"><text:tab/>insertRear ( &amp;root,card);</text:p>
      <text:p text:style-name="Standard"/>
      <text:p text:style-name="Standard"><text:tab/>ptr = root;</text:p>
      <text:p text:style-name="Standard"><text:tab/>number = 0;</text:p>
      <text:p text:style-name="Standard"><text:tab/>while (ptr != NULL){</text:p>
      <text:p text:style-name="Standard"><text:tab/><text:tab/>number++;</text:p>
      <text:p text:style-name="Standard"><text:tab/><text:tab/>printNodeAndNumber(number, ptr-&gt;card);</text:p>
      <text:p text:style-name="Standard"><text:tab/><text:tab/>ptr = ptr-&gt;next;</text:p>
      <text:p text:style-name="Standard"><text:tab/>}</text:p>
      <text:p text:style-name="Standard"><text:tab/>printf("\n");</text:p>
      <text:p text:style-name="Standard">}</text:p>
      <text:p text:style-name="Standard"/>
      <text:p text:style-name="Standard">int age;</text:p>
      <text:p text:style-name="Standard">printf("input age &gt; ");</text:p>
      <text:p text:style-name="Standard">scanf("%d",&amp;age);</text:p>
      <text:p text:style-name="Standard">printf(“\n”);</text:p>
      <text:p text:style-name="Standard"/>
      <text:p text:style-name="Standard">removeByAge(age,&amp;root);</text:p>
      <text:p text:style-name="Standard"/>
      <text:p text:style-name="Standard">ptr = root;</text:p>
      <text:p text:style-name="Standard">number = 0;</text:p>
      <text:p text:style-name="Standard">while (ptr != NULL){</text:p>
      <text:p text:style-name="Standard"><text:tab/>number++;<text:tab/></text:p>
      <text:p text:style-name="Standard"><text:tab/>printNodeAndNumber(number, ptr-&gt;card);</text:p>
      <text:p text:style-name="Standard"><text:tab/>ptr = ptr-&gt;next;</text:p>
      <text:p text:style-name="Standard">}</text:p>
      <text:p text:style-name="Standard">printf("\n");</text:p>
      <text:p text:style-name="Standard"/>
      <text:p text:style-name="Standard"/>
      <text:p text:style-name="Standard">while(root != NULL)</text:p>
      <text:p text:style-name="Standard"><text:tab/>removeFront(&amp;root);</text:p>
      <text:p text:style-name="Standard"/>
      <text:p text:style-name="Standard"><text:tab/>return 0;</text:p>
      <text:p text:style-name="Standard">}</text:p>
      <text:p text:style-name="Standard"/>
      <text:p text:style-name="Standard">■結果</text:p>
      <text:p text:style-name="P1">$ ./a.out &lt; input.dat</text:p>
      <text:p text:style-name="P1">( 1) <text:s text:c="11"/>Takahashi 21</text:p>
      <text:p text:style-name="P1"/>
      <text:p text:style-name="P1">( 1) <text:s text:c="11"/>Takahashi 21</text:p>
      <text:p text:style-name="P1">( 2) <text:s text:c="11"/>Kobayashi 19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><text:soft-page-break/>( 4) <text:s text:c="12"/>Sugimoto 21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>( 4) <text:s text:c="12"/>Sugimoto 21</text:p>
      <text:p text:style-name="P1">( 5) <text:s text:c="15"/>Sawai 19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>( 4) <text:s text:c="12"/>Sugimoto 21</text:p>
      <text:p text:style-name="P1">( 5) <text:s text:c="15"/>Sawai 19</text:p>
      <text:p text:style-name="P1">( 6) <text:s text:c="16"/>Itou 20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>( 4) <text:s text:c="12"/>Sugimoto 21</text:p>
      <text:p text:style-name="P1">( 5) <text:s text:c="15"/>Sawai 19</text:p>
      <text:p text:style-name="P1">( 6) <text:s text:c="16"/>Itou 20</text:p>
      <text:p text:style-name="P1">( 7) <text:s text:c="15"/>Kawai 22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>( 4) <text:s text:c="12"/>Sugimoto 21</text:p>
      <text:p text:style-name="P1">( 5) <text:s text:c="15"/>Sawai 19</text:p>
      <text:p text:style-name="P1">( 6) <text:s text:c="16"/>Itou 20</text:p>
      <text:p text:style-name="P1">( 7) <text:s text:c="15"/>Kawai 22</text:p>
      <text:p text:style-name="P1">( 8) <text:s text:c="12"/>Ishikura 21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>( 4) <text:s text:c="12"/>Sugimoto 21</text:p>
      <text:p text:style-name="P1">( 5) <text:s text:c="15"/>Sawai 19</text:p>
      <text:p text:style-name="P1">( 6) <text:s text:c="16"/>Itou 20</text:p>
      <text:p text:style-name="P1">( 7) <text:s text:c="15"/>Kawai 22</text:p>
      <text:p text:style-name="P1">( 8) <text:s text:c="12"/>Ishikura 21</text:p>
      <text:p text:style-name="P1">( 9) <text:s text:c="17"/>Oda 25</text:p>
      <text:p text:style-name="P1"/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>( 4) <text:s text:c="12"/>Sugimoto 21</text:p>
      <text:p text:style-name="P1">( 5) <text:s text:c="15"/>Sawai 19</text:p>
      <text:p text:style-name="P1">( 6) <text:s text:c="16"/>Itou 20</text:p>
      <text:p text:style-name="P1">( 7) <text:s text:c="15"/>Kawai 22</text:p>
      <text:p text:style-name="P1"><text:soft-page-break/>( 8) <text:s text:c="12"/>Ishikura 21</text:p>
      <text:p text:style-name="P1">( 9) <text:s text:c="17"/>Oda 25</text:p>
      <text:p text:style-name="P1">(10) <text:s text:c="12"/>Nakamura 21</text:p>
      <text:p text:style-name="P1"/>
      <text:p text:style-name="P1">input age &gt; </text:p>
      <text:p text:style-name="P1">( 1) <text:s text:c="11"/>Takahashi 21</text:p>
      <text:p text:style-name="P1">( 2) <text:s text:c="11"/>Kobayashi 19</text:p>
      <text:p text:style-name="P1">( 3) <text:s text:c="12"/>Hosokawa 23</text:p>
      <text:p text:style-name="P1">( 4) <text:s text:c="12"/>Sugimoto 21</text:p>
      <text:p text:style-name="P1">( 5) <text:s text:c="15"/>Sawai 19</text:p>
      <text:p text:style-name="P1">( 6) <text:s text:c="16"/>Itou 20</text:p>
      <text:p text:style-name="P1">( 7) <text:s text:c="12"/>Ishikura 21</text:p>
      <text:p text:style-name="P1">( 8) <text:s text:c="17"/>Oda 25</text:p>
      <text:p text:style-name="P2"><text:span text:style-name="T1">( 9) <text:s text:c="12"/>Nakamura 21</text:span></text:p>
      <text:p text:style-name="P2"><text:span text:style-name="T1"/></text:p>
      <text:p text:style-name="P2"><text:span text:style-name="T1">(例としてageが22の項目を削除した)</text:span></text:p>
      <text:p text:style-name="P2"><text:span text:style-name="T1"/></text:p>
      <text:p text:style-name="P2"><text:span text:style-name="T1"/></text:p>
      <text:p text:style-name="P2"><text:span text:style-name="T1">■input.datの内容</text:span></text:p>
      <text:p text:style-name="P2"><text:span text:style-name="T1"/></text:p>
      <text:p text:style-name="P2"><text:span text:style-name="T1">Takahashi 21</text:span></text:p>
      <text:p text:style-name="P2"><text:span text:style-name="T1">Kobayashi 19</text:span></text:p>
      <text:p text:style-name="P2"><text:span text:style-name="T1">Hosokawa 23</text:span></text:p>
      <text:p text:style-name="P2"><text:span text:style-name="T1">Sugimoto 21</text:span></text:p>
      <text:p text:style-name="P2"><text:span text:style-name="T1">Sawai 19</text:span></text:p>
      <text:p text:style-name="P2"><text:span text:style-name="T1">Itou 20</text:span></text:p>
      <text:p text:style-name="P2"><text:span text:style-name="T1">Kawai 22</text:span></text:p>
      <text:p text:style-name="P2"><text:span text:style-name="T1">Ishikura 21</text:span></text:p>
      <text:p text:style-name="P2"><text:span text:style-name="T1">Oda 25</text:span></text:p>
      <text:p text:style-name="P2"><text:span text:style-name="T1">Nakamura 21</text:span></text:p>
      <text:p text:style-name="P2"><text:span text:style-name="T1"/></text:p>
      <text:p text:style-name="P2"><text:span text:style-name="T1">End 0</text:span></text:p>
      <text:p text:style-name="P2"><text:span text:style-name="T1"/></text:p>
      <text:p text:style-name="P2"><text:span text:style-name="T1">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2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01:08:55</meta:creation-date>
    <meta:document-statistic meta:table-count="0" meta:image-count="0" meta:object-count="0" meta:page-count="9" meta:paragraph-count="333" meta:word-count="1036" meta:character-count="6843"/>
    <dc:date>2014-01-14T01:15:24</dc:date>
    <meta:editing-duration>PT6M30S</meta:editing-duration>
    <meta:editing-cycles>1</meta:editing-cycles>
    <meta:generator>OpenOffice.org/3.4.1$Unix OpenOffice.org_project/341m1$Build-9593</meta:generator>
  </office:meta>
</office:document-meta>
</file>